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5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privacyIDEA Instance 1</svg:titl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3.169cm" svg:height="2.052cm" svg:x="19.974cm" svg:y="8.544cm" svg:viewBox="0 0 3170 2053" svg:d="M3 2053c263 0 3167-1276 3167-1665 0-388-408-388-672-388 0 166-2591 832-2495 2053z">
              <text:p/>
            </draw:path>
            <draw:g>
              <draw:polygon draw:style-name="gr2" draw:text-style-name="P2" draw:layer="layout" svg:width="3.358cm" svg:height="3.05cm" svg:x="16.425cm" svg:y="7.434cm" svg:viewBox="0 0 3359 3051" draw:points="0,1110 0,0 3359,1942 3359,3051">
                <text:p/>
              </draw:polygon>
              <draw:polygon draw:style-name="gr3" draw:text-style-name="P3" draw:layer="layout" svg:width="2.878cm" svg:height="2.773cm" svg:x="19.784cm" svg:y="7.712cm" svg:viewBox="0 0 2879 2774" draw:points="0,2774 0,1664 2879,0 2879,1110">
                <text:p/>
              </draw:polygon>
              <draw:polygon draw:style-name="gr4" draw:text-style-name="P4" draw:layer="layout" svg:width="6.238cm" svg:height="3.605cm" svg:x="16.425cm" svg:y="5.77cm" svg:viewBox="0 0 6239 3606" draw:points="3359,3606 0,1664 2879,0 6239,1942">
                <text:p/>
              </draw:polygon>
              <draw:line draw:style-name="gr5" draw:text-style-name="P5" draw:layer="layout" svg:x1="17.577cm" svg:y1="8.322cm" svg:x2="17.577cm" svg:y2="8.988cm">
                <text:p/>
              </draw:line>
              <draw:line draw:style-name="gr6" draw:text-style-name="P5" draw:layer="layout" svg:x1="19.689cm" svg:y1="9.743cm" svg:x2="18.153cm" svg:y2="8.855cm">
                <text:p/>
              </draw:line>
              <draw:line draw:style-name="gr7" draw:text-style-name="P5" draw:layer="layout" svg:x1="18.144cm" svg:y1="8.655cm" svg:x2="18.144cm" svg:y2="8.877cm">
                <text:p/>
              </draw:line>
              <draw:line draw:style-name="gr8" draw:text-style-name="P5" draw:layer="layout" svg:x1="19.68cm" svg:y1="9.543cm" svg:x2="19.68cm" svg:y2="9.765cm">
                <text:p/>
              </draw:line>
              <draw:line draw:style-name="gr9" draw:text-style-name="P5" draw:layer="layout" svg:x1="19.68cm" svg:y1="9.543cm" svg:x2="18.144cm" svg:y2="8.655cm">
                <text:p/>
              </draw:line>
              <draw:polygon draw:style-name="gr10" draw:text-style-name="P6" draw:layer="layout" svg:width="0.191cm" svg:height="0.332cm" svg:x="17.769cm" svg:y="8.433cm" svg:viewBox="0 0 192 333" draw:points="0,222 0,0 192,111 192,333">
                <text:p/>
              </draw:polygon>
              <draw:line draw:style-name="gr11" draw:text-style-name="P5" draw:layer="layout" svg:x1="17.385cm" svg:y1="8.211cm" svg:x2="17.385cm" svg:y2="8.877cm">
                <text:p/>
              </draw:line>
              <draw:line draw:style-name="gr12" draw:text-style-name="P5" draw:layer="layout" svg:x1="17.193cm" svg:y1="8.1cm" svg:x2="17.193cm" svg:y2="8.766cm">
                <text:p/>
              </draw:line>
              <draw:line draw:style-name="gr13" draw:text-style-name="P5" draw:layer="layout" svg:x1="17.001cm" svg:y1="7.989cm" svg:x2="17.001cm" svg:y2="8.655cm">
                <text:p/>
              </draw:line>
              <draw:line draw:style-name="gr14" draw:text-style-name="P5" draw:layer="layout" svg:x1="16.809cm" svg:y1="7.878cm" svg:x2="16.809cm" svg:y2="8.544cm">
                <text:p/>
              </draw:line>
              <draw:line draw:style-name="gr15" draw:text-style-name="P5" draw:layer="layout" svg:x1="16.617cm" svg:y1="7.767cm" svg:x2="16.617cm" svg:y2="8.433cm">
                <text:p/>
              </draw:line>
              <draw:polygon draw:style-name="gr16" draw:text-style-name="P2" draw:layer="layout" svg:width="0.191cm" svg:height="1.22cm" svg:x="16.233cm" svg:y="7.323cm" svg:viewBox="0 0 192 1221" draw:points="0,1110 0,0 192,111 192,1221">
                <text:p/>
              </draw:polygon>
              <draw:polygon draw:style-name="gr17" draw:text-style-name="P2" draw:layer="layout" svg:width="0.191cm" svg:height="1.22cm" svg:x="19.784cm" svg:y="9.376cm" svg:viewBox="0 0 192 1221" draw:points="0,1110 0,0 192,111 192,1221">
                <text:p/>
              </draw:polygon>
              <draw:polygon draw:style-name="gr18" draw:text-style-name="P7" draw:layer="layout" svg:width="6.43cm" svg:height="4.826cm" svg:x="16.233cm" svg:y="5.7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19" draw:text-style-name="P8" draw:layer="layout" svg:width="1.116cm" svg:height="0.644cm" svg:x="20.693cm" svg:y="9.192cm" svg:viewBox="0 0 1117 645" draw:points="812,645 1117,469 305,0 0,176">
              <text:p/>
            </draw:polygon>
            <draw:path draw:style-name="gr20" draw:text-style-name="P9" draw:layer="layout" svg:width="0.71cm" svg:height="0.782cm" svg:x="20.896cm" svg:y="8.936cm" svg:viewBox="0 0 711 783" svg:d="M711 739c0-762-711-1056-711-293 102 59 102 59 203 0 0-411 305-117 305 293 101 59 101 59 203 0z">
              <text:p/>
            </draw:path>
            <draw:path draw:style-name="gr21" draw:text-style-name="P10" draw:layer="layout" svg:width="0.406cm" svg:height="0.56cm" svg:x="20.998cm" svg:y="9.1cm" svg:viewBox="0 0 407 561" svg:d="M407 561c-1-528-406-762-407-352">
              <text:p/>
            </draw:path>
            <draw:polygon draw:style-name="gr22" draw:text-style-name="P11" draw:layer="layout" svg:width="0.811cm" svg:height="1.231cm" svg:x="20.693cm" svg:y="9.368cm" svg:viewBox="0 0 812 1232" draw:points="812,1232 812,469 0,0 0,763">
              <text:p/>
            </draw:polygon>
            <draw:path draw:style-name="gr23" draw:text-style-name="P12" draw:layer="layout" svg:width="0.174cm" svg:height="0.303cm" svg:x="21.025cm" svg:y="9.837cm" svg:viewBox="0 0 175 304" svg:d="M17 128c-102-293 304 0 101 59v117l-101-58z">
              <text:p/>
            </draw:path>
            <draw:polygon draw:style-name="gr24" draw:text-style-name="P13" draw:layer="layout" svg:width="0.304cm" svg:height="0.938cm" svg:x="21.505cm" svg:y="9.661cm" svg:viewBox="0 0 305 939" draw:points="0,939 0,176 305,0 305,763">
              <text:p/>
            </draw:polygon>
            <draw:path draw:style-name="gr25" draw:text-style-name="P10" draw:layer="layout" svg:width="1.116cm" svg:height="1.679cm" svg:x="20.693cm" svg:y="8.92cm" svg:viewBox="0 0 1117 1680" svg:d="M203 330c102-645 711-234 711 294l203 117v763l-305 176-812-470v-762z">
              <text:p/>
            </draw:path>
            <draw:path draw:style-name="gr26" draw:text-style-name="P10" draw:layer="layout" svg:width="0.201cm" svg:height="0.186cm" svg:x="21.123cm" svg:y="9.198cm" svg:viewBox="0 0 202 187" svg:d="M0 61c49-150 188 10 202 126z">
              <text:p/>
            </draw:path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7" draw:text-style-name="P1" draw:layer="layout" svg:width="3.169cm" svg:height="2.052cm" svg:x="31.985cm" svg:y="8.544cm" svg:viewBox="0 0 3170 2053" svg:d="M3 2053c263 0 3167-1276 3167-1665 0-388-408-388-672-388 0 166-2591 832-2495 2053z">
              <text:p/>
            </draw:path>
            <draw:g>
              <draw:polygon draw:style-name="gr28" draw:text-style-name="P2" draw:layer="layout" svg:width="3.358cm" svg:height="3.05cm" svg:x="28.436cm" svg:y="7.434cm" svg:viewBox="0 0 3359 3051" draw:points="0,1110 0,0 3359,1942 3359,3051">
                <text:p/>
              </draw:polygon>
              <draw:polygon draw:style-name="gr29" draw:text-style-name="P3" draw:layer="layout" svg:width="2.878cm" svg:height="2.773cm" svg:x="31.795cm" svg:y="7.712cm" svg:viewBox="0 0 2879 2774" draw:points="0,2774 0,1664 2879,0 2879,1110">
                <text:p/>
              </draw:polygon>
              <draw:polygon draw:style-name="gr30" draw:text-style-name="P4" draw:layer="layout" svg:width="6.238cm" svg:height="3.605cm" svg:x="28.436cm" svg:y="5.77cm" svg:viewBox="0 0 6239 3606" draw:points="3359,3606 0,1664 2879,0 6239,1942">
                <text:p/>
              </draw:polygon>
              <draw:line draw:style-name="gr31" draw:text-style-name="P5" draw:layer="layout" svg:x1="29.588cm" svg:y1="8.322cm" svg:x2="29.588cm" svg:y2="8.988cm">
                <text:p/>
              </draw:line>
              <draw:line draw:style-name="gr32" draw:text-style-name="P5" draw:layer="layout" svg:x1="31.7cm" svg:y1="9.743cm" svg:x2="30.164cm" svg:y2="8.855cm">
                <text:p/>
              </draw:line>
              <draw:line draw:style-name="gr33" draw:text-style-name="P5" draw:layer="layout" svg:x1="30.155cm" svg:y1="8.655cm" svg:x2="30.155cm" svg:y2="8.877cm">
                <text:p/>
              </draw:line>
              <draw:line draw:style-name="gr34" draw:text-style-name="P5" draw:layer="layout" svg:x1="31.691cm" svg:y1="9.543cm" svg:x2="31.691cm" svg:y2="9.765cm">
                <text:p/>
              </draw:line>
              <draw:line draw:style-name="gr35" draw:text-style-name="P5" draw:layer="layout" svg:x1="31.691cm" svg:y1="9.543cm" svg:x2="30.155cm" svg:y2="8.655cm">
                <text:p/>
              </draw:line>
              <draw:polygon draw:style-name="gr36" draw:text-style-name="P6" draw:layer="layout" svg:width="0.191cm" svg:height="0.332cm" svg:x="29.78cm" svg:y="8.433cm" svg:viewBox="0 0 192 333" draw:points="0,222 0,0 192,111 192,333">
                <text:p/>
              </draw:polygon>
              <draw:line draw:style-name="gr37" draw:text-style-name="P5" draw:layer="layout" svg:x1="29.396cm" svg:y1="8.211cm" svg:x2="29.396cm" svg:y2="8.877cm">
                <text:p/>
              </draw:line>
              <draw:line draw:style-name="gr38" draw:text-style-name="P5" draw:layer="layout" svg:x1="29.204cm" svg:y1="8.1cm" svg:x2="29.204cm" svg:y2="8.766cm">
                <text:p/>
              </draw:line>
              <draw:line draw:style-name="gr39" draw:text-style-name="P5" draw:layer="layout" svg:x1="29.012cm" svg:y1="7.989cm" svg:x2="29.012cm" svg:y2="8.655cm">
                <text:p/>
              </draw:line>
              <draw:line draw:style-name="gr40" draw:text-style-name="P5" draw:layer="layout" svg:x1="28.82cm" svg:y1="7.878cm" svg:x2="28.82cm" svg:y2="8.544cm">
                <text:p/>
              </draw:line>
              <draw:line draw:style-name="gr41" draw:text-style-name="P5" draw:layer="layout" svg:x1="28.628cm" svg:y1="7.767cm" svg:x2="28.628cm" svg:y2="8.433cm">
                <text:p/>
              </draw:line>
              <draw:polygon draw:style-name="gr42" draw:text-style-name="P2" draw:layer="layout" svg:width="0.191cm" svg:height="1.22cm" svg:x="28.244cm" svg:y="7.323cm" svg:viewBox="0 0 192 1221" draw:points="0,1110 0,0 192,111 192,1221">
                <text:p/>
              </draw:polygon>
              <draw:polygon draw:style-name="gr43" draw:text-style-name="P2" draw:layer="layout" svg:width="0.191cm" svg:height="1.22cm" svg:x="31.795cm" svg:y="9.376cm" svg:viewBox="0 0 192 1221" draw:points="0,1110 0,0 192,111 192,1221">
                <text:p/>
              </draw:polygon>
              <draw:polygon draw:style-name="gr44" draw:text-style-name="P7" draw:layer="layout" svg:width="6.43cm" svg:height="4.826cm" svg:x="28.244cm" svg:y="5.7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45" draw:text-style-name="P8" draw:layer="layout" svg:width="1.116cm" svg:height="0.644cm" svg:x="32.704cm" svg:y="9.192cm" svg:viewBox="0 0 1117 645" draw:points="812,645 1117,469 305,0 0,176">
              <text:p/>
            </draw:polygon>
            <draw:path draw:style-name="gr46" draw:text-style-name="P9" draw:layer="layout" svg:width="0.71cm" svg:height="0.782cm" svg:x="32.907cm" svg:y="8.936cm" svg:viewBox="0 0 711 783" svg:d="M711 739c0-762-711-1056-711-293 102 59 102 59 203 0 0-411 305-117 305 293 101 59 101 59 203 0z">
              <text:p/>
            </draw:path>
            <draw:path draw:style-name="gr47" draw:text-style-name="P10" draw:layer="layout" svg:width="0.406cm" svg:height="0.56cm" svg:x="33.009cm" svg:y="9.1cm" svg:viewBox="0 0 407 561" svg:d="M407 561c-1-528-406-762-407-352">
              <text:p/>
            </draw:path>
            <draw:polygon draw:style-name="gr48" draw:text-style-name="P11" draw:layer="layout" svg:width="0.811cm" svg:height="1.231cm" svg:x="32.704cm" svg:y="9.368cm" svg:viewBox="0 0 812 1232" draw:points="812,1232 812,469 0,0 0,763">
              <text:p/>
            </draw:polygon>
            <draw:path draw:style-name="gr49" draw:text-style-name="P12" draw:layer="layout" svg:width="0.174cm" svg:height="0.303cm" svg:x="33.036cm" svg:y="9.837cm" svg:viewBox="0 0 175 304" svg:d="M17 128c-102-293 304 0 101 59v117l-101-58z">
              <text:p/>
            </draw:path>
            <draw:polygon draw:style-name="gr50" draw:text-style-name="P13" draw:layer="layout" svg:width="0.304cm" svg:height="0.938cm" svg:x="33.516cm" svg:y="9.661cm" svg:viewBox="0 0 305 939" draw:points="0,939 0,176 305,0 305,763">
              <text:p/>
            </draw:polygon>
            <draw:path draw:style-name="gr51" draw:text-style-name="P10" draw:layer="layout" svg:width="1.116cm" svg:height="1.679cm" svg:x="32.704cm" svg:y="8.92cm" svg:viewBox="0 0 1117 1680" svg:d="M203 330c102-645 711-234 711 294l203 117v763l-305 176-812-470v-762z">
              <text:p/>
            </draw:path>
            <draw:path draw:style-name="gr52" draw:text-style-name="P10" draw:layer="layout" svg:width="0.201cm" svg:height="0.186cm" svg:x="33.134cm" svg:y="9.198cm" svg:viewBox="0 0 202 187" svg:d="M0 61c49-150 188 10 202 126z">
              <text:p/>
            </draw:path>
          </draw:g>
        </draw:g>
        <draw:frame draw:style-name="gr53" draw:text-style-name="P14" draw:layer="layout" svg:width="7.445cm" svg:height="0.962cm" svg:x="40.855cm" svg:y="4.638cm">
          <draw:text-box>
            <text:p>External RADIUS Server</text:p>
          </draw:text-box>
        </draw:frame>
        <draw:frame draw:style-name="gr53" draw:text-style-name="P14" draw:layer="layout" svg:width="7.339cm" svg:height="1.673cm" svg:x="15.916cm" svg:y="3.9cm">
          <draw:text-box>
            <text:p>FreeRADIUS Server</text:p>
            <text:p>With privacyIDEA Plugin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4" draw:text-style-name="P1" draw:layer="layout" svg:width="3.169cm" svg:height="2.052cm" svg:x="32.096cm" svg:y="8.474cm" svg:viewBox="0 0 3170 2053" svg:d="M3 2053c263 0 3167-1276 3167-1665 0-388-408-388-672-388 0 166-2591 832-2495 2053z">
              <text:p/>
            </draw:path>
            <draw:g>
              <draw:polygon draw:style-name="gr55" draw:text-style-name="P2" draw:layer="layout" svg:width="3.358cm" svg:height="3.05cm" svg:x="28.547cm" svg:y="7.364cm" svg:viewBox="0 0 3359 3051" draw:points="0,1110 0,0 3359,1942 3359,3051">
                <text:p/>
              </draw:polygon>
              <draw:polygon draw:style-name="gr56" draw:text-style-name="P3" draw:layer="layout" svg:width="2.878cm" svg:height="2.773cm" svg:x="31.906cm" svg:y="7.642cm" svg:viewBox="0 0 2879 2774" draw:points="0,2774 0,1664 2879,0 2879,1110">
                <text:p/>
              </draw:polygon>
              <draw:polygon draw:style-name="gr57" draw:text-style-name="P4" draw:layer="layout" svg:width="6.238cm" svg:height="3.605cm" svg:x="28.547cm" svg:y="5.7cm" svg:viewBox="0 0 6239 3606" draw:points="3359,3606 0,1664 2879,0 6239,1942">
                <text:p/>
              </draw:polygon>
              <draw:line draw:style-name="gr58" draw:text-style-name="P5" draw:layer="layout" svg:x1="29.699cm" svg:y1="8.252cm" svg:x2="29.699cm" svg:y2="8.918cm">
                <text:p/>
              </draw:line>
              <draw:line draw:style-name="gr59" draw:text-style-name="P5" draw:layer="layout" svg:x1="31.811cm" svg:y1="9.673cm" svg:x2="30.275cm" svg:y2="8.785cm">
                <text:p/>
              </draw:line>
              <draw:line draw:style-name="gr60" draw:text-style-name="P5" draw:layer="layout" svg:x1="30.266cm" svg:y1="8.585cm" svg:x2="30.266cm" svg:y2="8.807cm">
                <text:p/>
              </draw:line>
              <draw:line draw:style-name="gr61" draw:text-style-name="P5" draw:layer="layout" svg:x1="31.802cm" svg:y1="9.473cm" svg:x2="31.802cm" svg:y2="9.695cm">
                <text:p/>
              </draw:line>
              <draw:line draw:style-name="gr62" draw:text-style-name="P5" draw:layer="layout" svg:x1="31.802cm" svg:y1="9.473cm" svg:x2="30.266cm" svg:y2="8.585cm">
                <text:p/>
              </draw:line>
              <draw:polygon draw:style-name="gr63" draw:text-style-name="P6" draw:layer="layout" svg:width="0.191cm" svg:height="0.332cm" svg:x="29.891cm" svg:y="8.363cm" svg:viewBox="0 0 192 333" draw:points="0,222 0,0 192,111 192,333">
                <text:p/>
              </draw:polygon>
              <draw:line draw:style-name="gr64" draw:text-style-name="P5" draw:layer="layout" svg:x1="29.507cm" svg:y1="8.141cm" svg:x2="29.507cm" svg:y2="8.807cm">
                <text:p/>
              </draw:line>
              <draw:line draw:style-name="gr65" draw:text-style-name="P5" draw:layer="layout" svg:x1="29.315cm" svg:y1="8.03cm" svg:x2="29.315cm" svg:y2="8.696cm">
                <text:p/>
              </draw:line>
              <draw:line draw:style-name="gr66" draw:text-style-name="P5" draw:layer="layout" svg:x1="29.123cm" svg:y1="7.919cm" svg:x2="29.123cm" svg:y2="8.585cm">
                <text:p/>
              </draw:line>
              <draw:line draw:style-name="gr67" draw:text-style-name="P5" draw:layer="layout" svg:x1="28.931cm" svg:y1="7.808cm" svg:x2="28.931cm" svg:y2="8.474cm">
                <text:p/>
              </draw:line>
              <draw:line draw:style-name="gr68" draw:text-style-name="P5" draw:layer="layout" svg:x1="28.739cm" svg:y1="7.697cm" svg:x2="28.739cm" svg:y2="8.363cm">
                <text:p/>
              </draw:line>
              <draw:polygon draw:style-name="gr69" draw:text-style-name="P2" draw:layer="layout" svg:width="0.191cm" svg:height="1.22cm" svg:x="28.355cm" svg:y="7.253cm" svg:viewBox="0 0 192 1221" draw:points="0,1110 0,0 192,111 192,1221">
                <text:p/>
              </draw:polygon>
              <draw:polygon draw:style-name="gr70" draw:text-style-name="P2" draw:layer="layout" svg:width="0.191cm" svg:height="1.22cm" svg:x="31.906cm" svg:y="9.306cm" svg:viewBox="0 0 192 1221" draw:points="0,1110 0,0 192,111 192,1221">
                <text:p/>
              </draw:polygon>
              <draw:polygon draw:style-name="gr71" draw:text-style-name="P7" draw:layer="layout" svg:width="6.43cm" svg:height="4.826cm" svg:x="28.355cm" svg:y="5.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72" draw:text-style-name="P8" draw:layer="layout" svg:width="1.116cm" svg:height="0.644cm" svg:x="32.815cm" svg:y="9.122cm" svg:viewBox="0 0 1117 645" draw:points="812,645 1117,469 305,0 0,176">
              <text:p/>
            </draw:polygon>
            <draw:path draw:style-name="gr73" draw:text-style-name="P9" draw:layer="layout" svg:width="0.71cm" svg:height="0.782cm" svg:x="33.018cm" svg:y="8.866cm" svg:viewBox="0 0 711 783" svg:d="M711 739c0-762-711-1056-711-293 102 59 102 59 203 0 0-411 305-117 305 293 101 59 101 59 203 0z">
              <text:p/>
            </draw:path>
            <draw:path draw:style-name="gr74" draw:text-style-name="P10" draw:layer="layout" svg:width="0.406cm" svg:height="0.56cm" svg:x="33.12cm" svg:y="9.03cm" svg:viewBox="0 0 407 561" svg:d="M407 561c-1-528-406-762-407-352">
              <text:p/>
            </draw:path>
            <draw:polygon draw:style-name="gr75" draw:text-style-name="P11" draw:layer="layout" svg:width="0.811cm" svg:height="1.231cm" svg:x="32.815cm" svg:y="9.298cm" svg:viewBox="0 0 812 1232" draw:points="812,1232 812,469 0,0 0,763">
              <text:p/>
            </draw:polygon>
            <draw:path draw:style-name="gr76" draw:text-style-name="P12" draw:layer="layout" svg:width="0.174cm" svg:height="0.303cm" svg:x="33.147cm" svg:y="9.767cm" svg:viewBox="0 0 175 304" svg:d="M17 128c-102-293 304 0 101 59v117l-101-58z">
              <text:p/>
            </draw:path>
            <draw:polygon draw:style-name="gr77" draw:text-style-name="P13" draw:layer="layout" svg:width="0.304cm" svg:height="0.938cm" svg:x="33.627cm" svg:y="9.591cm" svg:viewBox="0 0 305 939" draw:points="0,939 0,176 305,0 305,763">
              <text:p/>
            </draw:polygon>
            <draw:path draw:style-name="gr78" draw:text-style-name="P10" draw:layer="layout" svg:width="1.116cm" svg:height="1.679cm" svg:x="32.815cm" svg:y="8.85cm" svg:viewBox="0 0 1117 1680" svg:d="M203 330c102-645 711-234 711 294l203 117v763l-305 176-812-470v-762z">
              <text:p/>
            </draw:path>
            <draw:path draw:style-name="gr79" draw:text-style-name="P10" draw:layer="layout" svg:width="0.201cm" svg:height="0.186cm" svg:x="33.245cm" svg:y="9.128cm" svg:viewBox="0 0 202 187" svg:d="M0 61c49-150 188 10 202 126z">
              <text:p/>
            </draw:path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80" draw:text-style-name="P1" draw:layer="layout" svg:width="3.169cm" svg:height="2.052cm" svg:x="44.696cm" svg:y="8.344cm" svg:viewBox="0 0 3170 2053" svg:d="M3 2053c263 0 3167-1276 3167-1665 0-388-408-388-672-388 0 166-2591 832-2495 2053z">
              <text:p/>
            </draw:path>
            <draw:g>
              <draw:polygon draw:style-name="gr81" draw:text-style-name="P2" draw:layer="layout" svg:width="3.358cm" svg:height="3.05cm" svg:x="41.147cm" svg:y="7.234cm" svg:viewBox="0 0 3359 3051" draw:points="0,1110 0,0 3359,1942 3359,3051">
                <text:p/>
              </draw:polygon>
              <draw:polygon draw:style-name="gr82" draw:text-style-name="P3" draw:layer="layout" svg:width="2.878cm" svg:height="2.773cm" svg:x="44.506cm" svg:y="7.512cm" svg:viewBox="0 0 2879 2774" draw:points="0,2774 0,1664 2879,0 2879,1110">
                <text:p/>
              </draw:polygon>
              <draw:polygon draw:style-name="gr83" draw:text-style-name="P4" draw:layer="layout" svg:width="6.238cm" svg:height="3.605cm" svg:x="41.147cm" svg:y="5.57cm" svg:viewBox="0 0 6239 3606" draw:points="3359,3606 0,1664 2879,0 6239,1942">
                <text:p/>
              </draw:polygon>
              <draw:line draw:style-name="gr84" draw:text-style-name="P5" draw:layer="layout" svg:x1="42.299cm" svg:y1="8.122cm" svg:x2="42.299cm" svg:y2="8.788cm">
                <text:p/>
              </draw:line>
              <draw:line draw:style-name="gr85" draw:text-style-name="P5" draw:layer="layout" svg:x1="44.411cm" svg:y1="9.543cm" svg:x2="42.875cm" svg:y2="8.655cm">
                <text:p/>
              </draw:line>
              <draw:line draw:style-name="gr86" draw:text-style-name="P5" draw:layer="layout" svg:x1="42.866cm" svg:y1="8.455cm" svg:x2="42.866cm" svg:y2="8.677cm">
                <text:p/>
              </draw:line>
              <draw:line draw:style-name="gr87" draw:text-style-name="P5" draw:layer="layout" svg:x1="44.402cm" svg:y1="9.343cm" svg:x2="44.402cm" svg:y2="9.565cm">
                <text:p/>
              </draw:line>
              <draw:line draw:style-name="gr88" draw:text-style-name="P5" draw:layer="layout" svg:x1="44.402cm" svg:y1="9.343cm" svg:x2="42.866cm" svg:y2="8.455cm">
                <text:p/>
              </draw:line>
              <draw:polygon draw:style-name="gr89" draw:text-style-name="P6" draw:layer="layout" svg:width="0.191cm" svg:height="0.332cm" svg:x="42.491cm" svg:y="8.233cm" svg:viewBox="0 0 192 333" draw:points="0,222 0,0 192,111 192,333">
                <text:p/>
              </draw:polygon>
              <draw:line draw:style-name="gr90" draw:text-style-name="P5" draw:layer="layout" svg:x1="42.107cm" svg:y1="8.011cm" svg:x2="42.107cm" svg:y2="8.677cm">
                <text:p/>
              </draw:line>
              <draw:line draw:style-name="gr91" draw:text-style-name="P5" draw:layer="layout" svg:x1="41.915cm" svg:y1="7.9cm" svg:x2="41.915cm" svg:y2="8.566cm">
                <text:p/>
              </draw:line>
              <draw:line draw:style-name="gr92" draw:text-style-name="P5" draw:layer="layout" svg:x1="41.723cm" svg:y1="7.789cm" svg:x2="41.723cm" svg:y2="8.455cm">
                <text:p/>
              </draw:line>
              <draw:line draw:style-name="gr93" draw:text-style-name="P5" draw:layer="layout" svg:x1="41.531cm" svg:y1="7.678cm" svg:x2="41.531cm" svg:y2="8.344cm">
                <text:p/>
              </draw:line>
              <draw:line draw:style-name="gr94" draw:text-style-name="P5" draw:layer="layout" svg:x1="41.339cm" svg:y1="7.567cm" svg:x2="41.339cm" svg:y2="8.233cm">
                <text:p/>
              </draw:line>
              <draw:polygon draw:style-name="gr95" draw:text-style-name="P2" draw:layer="layout" svg:width="0.191cm" svg:height="1.22cm" svg:x="40.955cm" svg:y="7.123cm" svg:viewBox="0 0 192 1221" draw:points="0,1110 0,0 192,111 192,1221">
                <text:p/>
              </draw:polygon>
              <draw:polygon draw:style-name="gr96" draw:text-style-name="P2" draw:layer="layout" svg:width="0.191cm" svg:height="1.22cm" svg:x="44.506cm" svg:y="9.176cm" svg:viewBox="0 0 192 1221" draw:points="0,1110 0,0 192,111 192,1221">
                <text:p/>
              </draw:polygon>
              <draw:polygon draw:style-name="gr97" draw:text-style-name="P7" draw:layer="layout" svg:width="6.43cm" svg:height="4.826cm" svg:x="40.955cm" svg:y="5.5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98" draw:text-style-name="P8" draw:layer="layout" svg:width="1.116cm" svg:height="0.644cm" svg:x="45.415cm" svg:y="8.992cm" svg:viewBox="0 0 1117 645" draw:points="812,645 1117,469 305,0 0,176">
              <text:p/>
            </draw:polygon>
            <draw:path draw:style-name="gr99" draw:text-style-name="P9" draw:layer="layout" svg:width="0.71cm" svg:height="0.782cm" svg:x="45.618cm" svg:y="8.736cm" svg:viewBox="0 0 711 783" svg:d="M711 739c0-762-711-1056-711-293 102 59 102 59 203 0 0-411 305-117 305 293 101 59 101 59 203 0z">
              <text:p/>
            </draw:path>
            <draw:path draw:style-name="gr100" draw:text-style-name="P10" draw:layer="layout" svg:width="0.406cm" svg:height="0.56cm" svg:x="45.72cm" svg:y="8.9cm" svg:viewBox="0 0 407 561" svg:d="M407 561c-1-528-406-762-407-352">
              <text:p/>
            </draw:path>
            <draw:polygon draw:style-name="gr101" draw:text-style-name="P11" draw:layer="layout" svg:width="0.811cm" svg:height="1.231cm" svg:x="45.415cm" svg:y="9.168cm" svg:viewBox="0 0 812 1232" draw:points="812,1232 812,469 0,0 0,763">
              <text:p/>
            </draw:polygon>
            <draw:path draw:style-name="gr102" draw:text-style-name="P12" draw:layer="layout" svg:width="0.174cm" svg:height="0.303cm" svg:x="45.747cm" svg:y="9.637cm" svg:viewBox="0 0 175 304" svg:d="M17 128c-102-293 304 0 101 59v117l-101-58z">
              <text:p/>
            </draw:path>
            <draw:polygon draw:style-name="gr103" draw:text-style-name="P13" draw:layer="layout" svg:width="0.304cm" svg:height="0.938cm" svg:x="46.227cm" svg:y="9.461cm" svg:viewBox="0 0 305 939" draw:points="0,939 0,176 305,0 305,763">
              <text:p/>
            </draw:polygon>
            <draw:path draw:style-name="gr104" draw:text-style-name="P10" draw:layer="layout" svg:width="1.116cm" svg:height="1.679cm" svg:x="45.415cm" svg:y="8.72cm" svg:viewBox="0 0 1117 1680" svg:d="M203 330c102-645 711-234 711 294l203 117v763l-305 176-812-470v-762z">
              <text:p/>
            </draw:path>
            <draw:path draw:style-name="gr105" draw:text-style-name="P10" draw:layer="layout" svg:width="0.201cm" svg:height="0.186cm" svg:x="45.845cm" svg:y="8.998cm" svg:viewBox="0 0 202 187" svg:d="M0 61c49-150 188 10 202 126z">
              <text:p/>
            </draw:path>
          </draw:g>
        </draw:g>
        <draw:line draw:style-name="gr106" draw:text-style-name="P16" draw:layer="layout" svg:x1="8.955cm" svg:y1="7.6cm" svg:x2="15.655cm" svg:y2="7.6cm">
          <text:p text:style-name="P15">Incoming </text:p>
          <text:p text:style-name="P15">RADIUS Request</text:p>
        </draw:line>
        <draw:line draw:style-name="gr106" draw:text-style-name="P16" draw:layer="layout" svg:x1="22.955cm" svg:y1="7.5cm" svg:x2="28.255cm" svg:y2="7.5cm">
          <text:p text:style-name="P15">REST</text:p>
          <text:p text:style-name="P15">Request</text:p>
        </draw:line>
        <draw:line draw:style-name="gr106" draw:text-style-name="P16" draw:layer="layout" svg:x1="35.355cm" svg:y1="7.6cm" svg:x2="40.855cm" svg:y2="7.6cm">
          <text:p text:style-name="P15">Outgoing</text:p>
          <text:p text:style-name="P15">RADIUS Request</text:p>
        </draw:lin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07" draw:text-style-name="P1" draw:layer="layout" svg:width="3.169cm" svg:height="2.052cm" svg:x="5.685cm" svg:y="8.374cm" svg:viewBox="0 0 3170 2053" svg:d="M3 2053c263 0 3167-1276 3167-1665 0-388-408-388-672-388 0 166-2591 832-2495 2053z">
            <text:p/>
          </draw:path>
          <draw:g>
            <draw:polygon draw:style-name="gr108" draw:text-style-name="P17" draw:layer="layout" svg:width="3.358cm" svg:height="3.05cm" svg:x="2.136cm" svg:y="7.264cm" svg:viewBox="0 0 3359 3051" draw:points="0,1110 0,0 3359,1942 3359,3051">
              <text:p/>
            </draw:polygon>
            <draw:polygon draw:style-name="gr109" draw:text-style-name="P18" draw:layer="layout" svg:width="2.878cm" svg:height="2.773cm" svg:x="5.495cm" svg:y="7.542cm" svg:viewBox="0 0 2879 2774" draw:points="0,2774 0,1664 2879,0 2879,1110">
              <text:p/>
            </draw:polygon>
            <draw:polygon draw:style-name="gr110" draw:text-style-name="P19" draw:layer="layout" svg:width="6.238cm" svg:height="3.605cm" svg:x="2.136cm" svg:y="5.6cm" svg:viewBox="0 0 6239 3606" draw:points="3359,3606 0,1664 2879,0 6239,1942">
              <text:p/>
            </draw:polygon>
            <draw:line draw:style-name="gr111" draw:text-style-name="P5" draw:layer="layout" svg:x1="3.288cm" svg:y1="8.152cm" svg:x2="3.288cm" svg:y2="8.818cm">
              <text:p/>
            </draw:line>
            <draw:line draw:style-name="gr112" draw:text-style-name="P5" draw:layer="layout" svg:x1="5.4cm" svg:y1="9.573cm" svg:x2="3.864cm" svg:y2="8.685cm">
              <text:p/>
            </draw:line>
            <draw:line draw:style-name="gr113" draw:text-style-name="P5" draw:layer="layout" svg:x1="3.855cm" svg:y1="8.485cm" svg:x2="3.855cm" svg:y2="8.707cm">
              <text:p/>
            </draw:line>
            <draw:line draw:style-name="gr114" draw:text-style-name="P5" draw:layer="layout" svg:x1="5.391cm" svg:y1="9.373cm" svg:x2="5.391cm" svg:y2="9.595cm">
              <text:p/>
            </draw:line>
            <draw:line draw:style-name="gr115" draw:text-style-name="P5" draw:layer="layout" svg:x1="5.391cm" svg:y1="9.373cm" svg:x2="3.855cm" svg:y2="8.485cm">
              <text:p/>
            </draw:line>
            <draw:polygon draw:style-name="gr116" draw:text-style-name="P6" draw:layer="layout" svg:width="0.191cm" svg:height="0.332cm" svg:x="3.48cm" svg:y="8.263cm" svg:viewBox="0 0 192 333" draw:points="0,222 0,0 192,111 192,333">
              <text:p/>
            </draw:polygon>
            <draw:line draw:style-name="gr117" draw:text-style-name="P5" draw:layer="layout" svg:x1="3.096cm" svg:y1="8.041cm" svg:x2="3.096cm" svg:y2="8.707cm">
              <text:p/>
            </draw:line>
            <draw:line draw:style-name="gr118" draw:text-style-name="P5" draw:layer="layout" svg:x1="2.904cm" svg:y1="7.93cm" svg:x2="2.904cm" svg:y2="8.596cm">
              <text:p/>
            </draw:line>
            <draw:line draw:style-name="gr119" draw:text-style-name="P5" draw:layer="layout" svg:x1="2.712cm" svg:y1="7.819cm" svg:x2="2.712cm" svg:y2="8.485cm">
              <text:p/>
            </draw:line>
            <draw:line draw:style-name="gr120" draw:text-style-name="P5" draw:layer="layout" svg:x1="2.52cm" svg:y1="7.708cm" svg:x2="2.52cm" svg:y2="8.374cm">
              <text:p/>
            </draw:line>
            <draw:line draw:style-name="gr121" draw:text-style-name="P5" draw:layer="layout" svg:x1="2.328cm" svg:y1="7.597cm" svg:x2="2.328cm" svg:y2="8.263cm">
              <text:p/>
            </draw:line>
            <draw:polygon draw:style-name="gr122" draw:text-style-name="P17" draw:layer="layout" svg:width="0.191cm" svg:height="1.22cm" svg:x="1.944cm" svg:y="7.153cm" svg:viewBox="0 0 192 1221" draw:points="0,1110 0,0 192,111 192,1221">
              <text:p/>
            </draw:polygon>
            <draw:polygon draw:style-name="gr123" draw:text-style-name="P17" draw:layer="layout" svg:width="0.191cm" svg:height="1.22cm" svg:x="5.495cm" svg:y="9.206cm" svg:viewBox="0 0 192 1221" draw:points="0,1110 0,0 192,111 192,1221">
              <text:p/>
            </draw:polygon>
            <draw:polygon draw:style-name="gr124" draw:text-style-name="P7" draw:layer="layout" svg:width="6.43cm" svg:height="4.826cm" svg:x="1.944cm" svg:y="5.6cm" svg:viewBox="0 0 6431 4827" draw:points="0,2663 0,1553 192,1664 3071,0 6431,1942 6431,3051 3743,4605 3743,4827">
              <text:p/>
            </draw:polygon>
          </draw:g>
        </draw:g>
        <draw:frame draw:style-name="gr125" draw:text-style-name="P14" draw:layer="layout" svg:width="6.001cm" svg:height="0.962cm" svg:x="28.555cm" svg:y="4.338cm">
          <draw:text-box>
            <text:p>privacyIDEA Server</text:p>
          </draw:text-box>
        </draw:frame>
        <draw:frame draw:style-name="gr125" draw:text-style-name="P14" draw:layer="layout" svg:width="5.3cm" svg:height="0.962cm" svg:x="2.455cm" svg:y="4.5cm">
          <draw:text-box>
            <text:p>RADIUS 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nelius Kölbel</meta:initial-creator>
    <meta:creation-date>2015-08-26T10:07:12.396998225</meta:creation-date>
    <dc:date>2020-10-15T12:56:15.781609913</dc:date>
    <dc:creator>Cornelius Kölbel</dc:creator>
    <meta:editing-duration>PT11M</meta:editing-duration>
    <meta:editing-cycles>4</meta:editing-cycles>
    <meta:generator>LibreOffice/6.0.7.3$Linux_X86_64 LibreOffice_project/00m0$Build-3</meta:generator>
    <meta:document-statistic meta:object-count="147"/>
  </office:meta>
</office:document-meta>
</file>